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b9d" officeooo:paragraph-rsid="000f5b9d"/>
    </style:style>
    <style:style style:name="P2" style:family="paragraph" style:parent-style-name="Standard">
      <style:text-properties fo:font-size="24pt" officeooo:rsid="000f5b9d" officeooo:paragraph-rsid="000f5b9d" style:font-size-asian="24pt" style:font-size-complex="24pt"/>
    </style:style>
    <style:style style:name="P3" style:family="paragraph" style:parent-style-name="Standard">
      <style:text-properties fo:font-size="18pt" officeooo:rsid="000f5b9d" officeooo:paragraph-rsid="000f5b9d" style:font-size-asian="18pt" style:font-size-complex="18pt"/>
    </style:style>
    <style:style style:name="P4" style:family="paragraph" style:parent-style-name="Standard">
      <style:text-properties fo:font-size="18pt" officeooo:rsid="000f5b9d" officeooo:paragraph-rsid="000f5b9d" style:font-size-asian="18pt" style:font-size-complex="18pt"/>
    </style:style>
    <style:style style:name="P5" style:family="paragraph" style:parent-style-name="Standard">
      <style:text-properties fo:font-size="18pt" officeooo:rsid="000f5b9d" officeooo:paragraph-rsid="001293b1" style:font-size-asian="18pt" style:font-size-complex="18pt"/>
    </style:style>
    <style:style style:name="P6" style:family="paragraph" style:parent-style-name="Standard">
      <style:text-properties fo:font-size="24pt" officeooo:rsid="000f5b9d" officeooo:paragraph-rsid="001293b1" style:font-size-asian="24pt" style:font-size-complex="24pt"/>
    </style:style>
    <style:style style:name="P7" style:family="paragraph" style:parent-style-name="Standard">
      <style:text-properties officeooo:rsid="000f5b9d" officeooo:paragraph-rsid="001293b1"/>
    </style:style>
    <style:style style:name="T1" style:family="text">
      <style:text-properties officeooo:rsid="0010d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ação Puro</text:p>
      <text:p text:style-name="P1">Voz da Verdade</text:p>
      <text:p text:style-name="P1"/>
      <text:p text:style-name="P1"/>
      <text:p text:style-name="P3">Lava-me no sangue</text:p>
      <text:p text:style-name="P3">Vertido lá na cruz</text:p>
      <text:p text:style-name="P3">Sangue imaculado de <text:span text:style-name="T1">J</text:span>esus</text:p>
      <text:p text:style-name="P3">Cria em mim, ó <text:span text:style-name="T1">D</text:span>eus, um coração tão puro</text:p>
      <text:p text:style-name="P3">Mais puro do que a neve ou a branca lã</text:p>
      <text:p text:style-name="P3">Faz de mim sua paz faz de mim sua mão</text:p>
      <text:p text:style-name="P3">Faz de mim o óleo da unção</text:p>
      <text:p text:style-name="P3">De tarde ou de manhã eo orarei</text:p>
      <text:p text:style-name="P3">Eu clamarei e tu me atenderás</text:p>
      <text:p text:style-name="P3">Meu coração que estava dolorido</text:p>
      <text:p text:style-name="P3">Já não é mais oprimido encontrei a solução</text:p>
      <text:p text:style-name="P3"/>
      <text:p text:style-name="P3"/>
      <text:p text:style-name="P3"/>
      <text:p text:style-name="P6">Coração Puro</text:p>
      <text:p text:style-name="P7">Voz da Verdade</text:p>
      <text:p text:style-name="P7"/>
      <text:p text:style-name="P7"/>
      <text:p text:style-name="P5">Lava-me no sangue</text:p>
      <text:p text:style-name="P5">Vertido lá na cruz</text:p>
      <text:p text:style-name="P5">Sangue imaculado de <text:span text:style-name="T1">J</text:span>esus</text:p>
      <text:p text:style-name="P5">Cria em mim, ó <text:span text:style-name="T1">D</text:span>eus, um coração tão puro</text:p>
      <text:p text:style-name="P5">Mais puro do que a neve ou a branca lã</text:p>
      <text:p text:style-name="P5">Faz de mim sua paz faz de mim sua mão</text:p>
      <text:p text:style-name="P5">Faz de mim o óleo da unção</text:p>
      <text:p text:style-name="P5">De tarde ou de manhã eo orarei</text:p>
      <text:p text:style-name="P5">Eu clamarei e tu me atenderás</text:p>
      <text:p text:style-name="P5">Meu coração que estava dolorido</text:p>
      <text:p text:style-name="P5">Já não é mais oprimido encontrei a sol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12:08.227869911</meta:creation-date>
    <dc:date>2016-05-14T08:54:07.255724341</dc:date>
    <meta:editing-duration>PT3M6S</meta:editing-duration>
    <meta:editing-cycles>3</meta:editing-cycles>
    <meta:generator>LibreOffice/5.1.2.2$Linux_X86_64 LibreOffice_project/10m0$Build-2</meta:generator>
    <meta:print-date>2016-05-14T08:53:22.849137049</meta:print-date>
    <meta:document-statistic meta:table-count="0" meta:image-count="0" meta:object-count="0" meta:page-count="1" meta:paragraph-count="26" meta:word-count="156" meta:character-count="718" meta:non-whitespace-character-count="588"/>
  </office:meta>
</office:document-meta>
</file>